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Body">
      <style:paragraph-properties style:writing-mode="lr-tb"/>
      <style:text-properties officeooo:rsid="0000917f" officeooo:paragraph-rsid="0000917f"/>
    </style:style>
    <style:style style:name="P2" style:family="paragraph" style:parent-style-name="Body">
      <style:paragraph-properties style:writing-mode="lr-tb"/>
      <style:text-properties fo:language="ro" fo:country="RO"/>
    </style:style>
    <style:style style:name="P3" style:family="paragraph" style:parent-style-name="Body">
      <style:paragraph-properties style:writing-mode="lr-tb"/>
      <style:text-properties fo:language="ro" fo:country="RO" officeooo:rsid="0000917f" officeooo:paragraph-rsid="0000917f"/>
    </style:style>
    <style:style style:name="P4" style:family="paragraph" style:parent-style-name="Body">
      <style:paragraph-properties style:writing-mode="lr-tb"/>
      <style:text-properties fo:language="ro" fo:country="RO" officeooo:rsid="000262f3" officeooo:paragraph-rsid="000262f3"/>
    </style:style>
    <style:style style:name="P5" style:family="paragraph" style:parent-style-name="Body">
      <style:paragraph-properties style:writing-mode="lr-tb"/>
      <style:text-properties fo:language="ro" fo:country="RO" officeooo:rsid="000262f3" officeooo:paragraph-rsid="0005e8f1"/>
    </style:style>
    <style:style style:name="P6" style:family="paragraph" style:parent-style-name="Body">
      <style:paragraph-properties style:writing-mode="lr-tb"/>
      <style:text-properties fo:language="ro" fo:country="RO" officeooo:paragraph-rsid="0005e8f1"/>
    </style:style>
    <style:style style:name="P7" style:family="paragraph" style:parent-style-name="Body">
      <style:paragraph-properties style:writing-mode="lr-tb"/>
      <style:text-properties fo:language="ro" fo:country="RO" officeooo:rsid="0005e8f1" officeooo:paragraph-rsid="0005e8f1"/>
    </style:style>
    <style:style style:name="P8" style:family="paragraph" style:parent-style-name="Standard">
      <style:text-properties fo:language="ro" fo:country="RO" officeooo:rsid="0000917f" officeooo:paragraph-rsid="0000917f"/>
    </style:style>
    <style:style style:name="P9" style:family="paragraph" style:parent-style-name="Standard">
      <style:paragraph-properties style:writing-mode="lr-tb"/>
      <style:text-properties fo:font-size="11pt" fo:language="ro" fo:country="RO" style:font-size-asian="11pt" style:font-size-complex="11pt"/>
    </style:style>
    <style:style style:name="P10" style:family="paragraph" style:parent-style-name="Body">
      <style:paragraph-properties style:writing-mode="lr-tb"/>
      <style:text-properties fo:font-size="11pt" fo:language="ro" fo:country="RO" style:font-size-asian="11pt" style:font-size-complex="11pt"/>
    </style:style>
    <style:style style:name="T1" style:family="text">
      <style:text-properties officeooo:rsid="000262f3"/>
    </style:style>
    <style:style style:name="T2" style:family="text">
      <style:text-properties officeooo:rsid="000458ca"/>
    </style:style>
    <style:style style:name="T3" style:family="text">
      <style:text-properties officeooo:rsid="0005e8f1"/>
    </style:style>
    <style:style style:name="T4" style:family="text">
      <style:text-properties officeooo:rsid="0006a3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escriere arhitectură back-end</text:p>
      <text:p text:style-name="P8"/>
      <text:p text:style-name="P8">Logare:</text:p>
      <text:p text:style-name="P8"/>
      <text:p text:style-name="P3">După completarea email-ului și parolei din formularul de logare, este efectuat un apel ajax de tip post către server și așteaptă un răspuns. Dacă răspunsul este “succes” atunci va redirecta user-ul către pagina de home, în caz de “eroare”, user-ul va fi notificat că datele nu îi sunt valide și să introducă alte date valide.</text:p>
      <text:p text:style-name="P1"/>
      <text:p text:style-name="P3">Serverul, după primirea unui JSON cu datele din formularul de logare, verifică dacă există înregistrarea cu email-ul și parola respectivă în tabela Users din baza de date. Dacaă există, se trimite raspunsul “succes catre client” și este generat un token de sesiune ce este introdus in tabela Logged din baza de date asociat user-ului curent.</text:p>
      <text:p text:style-name="P3"/>
      <text:p text:style-name="P3">Propunere de proiect:</text:p>
      <text:p text:style-name="P3"/>
      <text:p text:style-name="P3">După completarea datelor din formularul pentru propunerea unui proiect, este efectuat un apel ajax de tip post către server și așteaptă un răspuns. Dacă răspunsul este <text:tab/>„succes” (în general pentru numele proiectului să nu existe deja) atunci user-ul este redirectat către pagina de home, în caz contrar user-ul va fi notificat că datele nu sunt valide și să le reintroducă.</text:p>
      <text:p text:style-name="P3"/>
      <text:p text:style-name="P3">Serverul, după primirea unui JSON cu datele din formularul de logare, verifică dacă există înregistrarea cu numele proiectului propus și numele profesorului în tabelele Request și Themes. Dacă nu există atunci acestea vor fi adaugate în tabela Request, iar profesorul pentru care a fost făcută propunerea va primi un email automat <text:span text:style-name="T1">cu datele proiectului propus și cele ale studentului.</text:span></text:p>
      <text:p text:style-name="P3"/>
      <text:p text:style-name="P4">Înscriere pentru proiect:</text:p>
      <text:p text:style-name="P4"/>
      <text:p text:style-name="P4">După completarea datelor din formularul de înscriere, este efectuat un apel ajax de tip post către server și se așteaptă un răspuns. Dacă răspunsul este „Succes” atunci user-ul va fi redirectat către pagina de proiecte, în caz contrar acesta va fi notificat că datele introduse nu corespund cerințelor și să le reintroducă.</text:p>
      <text:p text:style-name="P4"/>
      <text:p text:style-name="P4">Serverul, după primitea unui JSON cu datele din formular, verifică dacă datele primite sunt eligibile conform criteriilor proiectului din tabela <text:tab/>Criteria. Dacă nu se conformează se trimite mesajul de „eroare” iar dacă datele primite îndeplinesc condițiile pentru proiectul respectiv este adăugat în tabela Request, iar profesorul care are acel proiect este notificat printr-un email automat ce o să conțină datele studentului și proiectul pentru care a aplicat.</text:p>
      <text:p text:style-name="P4"/>
      <text:p text:style-name="P4">Acceptarea unui Student:</text:p>
      <text:p text:style-name="P4"/>
      <text:p text:style-name="P4">La intrarea pe pagina de aplicanți este efectuat un apel ajax de tip <text:span text:style-name="T2">GET</text:span> către server și se așteaptă un răspuns. Răspunsul de la server va fi totalitatea aplicanților pentru profesorul respectiv. Profesorul va avea opțiunea de accept sau decline în urma cărora se vor face fie un apel ajax de tip delete, fie doua apeluri ajax unul de <text:span text:style-name="T2">PUT </text:span>și unul de <text:span text:style-name="T2">DELETE</text:span>.</text:p>
      <text:p text:style-name="P4"/>
      <text:p text:style-name="P4">Serverul, la primitea apelului de tip GET va trimite către client în format JSON datele din tabela Request ce îl au ca și profesor pe cel care a făcut apelul. În urma <text:span text:style-name="T2">apelului de tip DELETE, datorat respingerii unui student, se va șterge din tabela Request cererea studentului și acesta va fi notificat prin email ca a fost respins. În urma acceptării serverul primește un apel PUT ce va updata în tabela Students id-ul profesorului la care este asignat și după se va face un apel DELETE ce va șterge din tabela Request toate datele ce conțin id-ul studentului, iar studentul va fi notificat prin email că a fost acceptat de profesorul respectiv.</text:span></text:p>
      <text:p text:style-name="P4"/>
      <text:p text:style-name="P4"/>
      <text:p text:style-name="P4"/>
      <text:p text:style-name="P6"><text:soft-page-break/>Ad<text:span text:style-name="T3">ă</text:span>ugare postare:</text:p>
      <text:p text:style-name="P6"/>
      <text:p text:style-name="P6">Dup<text:span text:style-name="T3">ă</text:span> completarea datelor necesare ad<text:span text:style-name="T3">ă</text:span>ug<text:span text:style-name="T3">ă</text:span>rii unei post<text:span text:style-name="T3">ă</text:span>ri, este efectuat un apel ajax de tip post c<text:span text:style-name="T3">ă</text:span>tre server <text:span text:style-name="T3">ș</text:span>i a<text:span text:style-name="T3">ș</text:span>teapt<text:span text:style-name="T3">ă</text:span> un raspuns. Daca raspunsul este “succes” atunci va notifica user-ul c<text:span text:style-name="T3">ă</text:span> postarea s-a adaug<text:span text:style-name="T3">ă</text:span>t cu succes, <text:span text:style-name="T3">î</text:span>n caz de “eroare”, user-ul va fi notificat.</text:p>
      <text:p text:style-name="P6"/>
      <text:p text:style-name="P5">Serverul, dup<text:span text:style-name="T3">ă</text:span> primirea unui JSON cu datele din formular, adaug<text:span text:style-name="T3">ă</text:span> <text:span text:style-name="T3">î</text:span>n tabela Posts din baza de date o instan<text:span text:style-name="T3">ță</text:span> cu datele respective.</text:p>
      <text:p text:style-name="P5"/>
      <text:p text:style-name="P7">Adăugare postări via GitDeveloper:</text:p>
      <text:p text:style-name="P7"/>
      <text:p text:style-name="P7">La modificarea unui repository, api-ul de la Git va notifica serverul iar acesta va introduce în tabela Posts o instanță cu id-ul studentului și cu un mesaj aferent modificărilor făcute.</text:p>
      <text:p text:style-name="P5"/>
      <text:p text:style-name="P7">Afișare postări:</text:p>
      <text:p text:style-name="P7"/>
      <text:p text:style-name="P7">După intrarea pe pagina de home se efectuează un apel de ajax de tip GET către server.</text:p>
      <text:p text:style-name="P7"/>
      <text:p text:style-name="P7">Serverul, la primirea apelului JSON va returna toate postările din tabela Posts ce au fost introduse de către profesorul asignat studentului respectiv, iar în cazul profesorului o să fie afișate postările tuturor studenților ce îl au pe el ca și profesor.</text:p>
      <text:p text:style-name="P3"/>
      <text:p text:style-name="P3">Schimbarea datelor utilizatorului:</text:p>
      <text:p text:style-name="P2"/>
      <text:p text:style-name="P2">Dup<text:span text:style-name="T4">ă</text:span> completarea datelor formularului de set<text:span text:style-name="T4">ă</text:span>ri cont, este efectua<text:span text:style-name="T4">t</text:span> un apel ajax de tip p<text:span text:style-name="T4">u</text:span>t c<text:span text:style-name="T4">ă</text:span>tre server <text:span text:style-name="T4">ș</text:span>i <text:s/><text:span text:style-name="T4">se </text:span>a<text:span text:style-name="T4">ș</text:span>teapt<text:span text:style-name="T4">ă</text:span> un r<text:span text:style-name="T4">ă</text:span>spuns. Dac<text:span text:style-name="T4">ă</text:span> raspunsul este “succes” atunci va notifica user-ul c<text:span text:style-name="T4">ă</text:span> set<text:span text:style-name="T4">ă</text:span>rile s-au actualizat cu succes, <text:span text:style-name="T4">î</text:span>n caz de “eroare”, user-ul va fi notificat c<text:span text:style-name="T4">ă</text:span> a intervenit o eroare si trebuie sa completeze din nou cu date valide.</text:p>
      <text:p text:style-name="P10"/>
      <text:p text:style-name="P9">Serverul, dup<text:span text:style-name="T4">ă</text:span> primirea unui JSON cu datele din formularul de set<text:span text:style-name="T4">ă</text:span>ri, modific<text:span text:style-name="T4">ă</text:span> <text:span text:style-name="T4">î</text:span>n tabela Users cu datele primite, dac<text:span text:style-name="T4">ă</text:span> oper<text:span text:style-name="T4">ț</text:span>ia s-a efectuat cu succes trimite mesajul “succes” c<text:span text:style-name="T4">ăt</text:span>re client, altfel, <text:span text:style-name="T4">î</text:span>n caz de eroare, trimite mesajul “eroa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text-underline-style="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text-underline-style="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ody"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Footer" style:family="paragraph" style:parent-style-name="Standard" style:class="extra"/>
    <style:style style:name="Header" style:family="paragraph" style:parent-style-name="Standard" style:class="extra"/>
    <style:style style:name="Internet_20_link" style:display-name="Internet link" style:family="text">
      <style:text-properties style:text-underline-style="solid" style:text-underline-width="auto" style:text-underline-color="#ffffff"/>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4-16T12:17:56.617000000</dc:date>
    <meta:editing-duration>PT44M49S</meta:editing-duration>
    <meta:editing-cycles>3</meta:editing-cycles>
    <meta:document-statistic meta:table-count="0" meta:image-count="0" meta:object-count="0" meta:page-count="2" meta:paragraph-count="24" meta:word-count="797" meta:character-count="4929" meta:non-whitespace-character-count="4153"/>
  </office:meta>
</office:document-meta>
</file>